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Tabla1.3" style:family="table-row">
      <style:table-row-properties style:min-row-height="3.209cm"/>
    </style:style>
    <style:style style:name="P1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use-window-font-color="true" style:text-line-through-style="none" style:font-name="Tahoma1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ext_20_body">
      <style:paragraph-properties fo:margin-top="0cm" fo:margin-bottom="0.499cm" fo:text-align="justify" style:justify-single-word="false" fo:padding="0cm" fo:border="none"/>
      <style:text-properties style:font-name="Tahoma1" fo:font-size="8pt" fo:language="es" fo:country="ES" style:font-size-asian="8pt" style:font-size-complex="8pt"/>
    </style:style>
    <style:style style:name="P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1" fo:font-size="8pt" style:font-size-asian="8pt" style:font-size-complex="8pt"/>
    </style:style>
    <style:style style:name="P4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1" fo:font-size="8pt" fo:language="es" fo:country="ES" style:font-size-asian="8pt" style:font-size-complex="8pt"/>
    </style:style>
    <style:style style:name="P5" style:family="paragraph" style:parent-style-name="Text_20_body">
      <style:paragraph-properties fo:line-height="130%" fo:text-align="justify" style:justify-single-word="false"/>
      <style:text-properties style:use-window-font-color="true" style:font-name="Tahoma1" fo:font-size="8pt" fo:language="es" fo:country="ES" fo:font-weight="normal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use-window-font-color="true" style:font-name="Tahoma1" fo:font-size="8pt" fo:language="es" fo:country="ES" fo:font-weight="normal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line-height="130%" fo:text-align="justify" style:justify-single-word="false">
        <style:tab-stops>
          <style:tab-stop style:position="16.956cm"/>
        </style:tab-stops>
      </style:paragraph-properties>
      <style:text-properties style:use-window-font-color="true" style:font-name="Tahoma1" fo:font-size="8pt" fo:language="es" fo:country="ES" fo:font-weight="normal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line-height="130%" fo:text-align="justify" style:justify-single-word="false">
        <style:tab-stops>
          <style:tab-stop style:position="16.977cm"/>
        </style:tab-stops>
      </style:paragraph-properties>
      <style:text-properties style:use-window-font-color="true" style:font-name="Tahoma1" fo:font-size="8pt" fo:language="es" fo:country="ES" fo:font-weight="normal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line-height="130%" fo:text-align="justify" style:justify-single-word="false">
        <style:tab-stops>
          <style:tab-stop style:position="16.958cm"/>
        </style:tab-stops>
      </style:paragraph-properties>
      <style:text-properties style:use-window-font-color="true" style:text-line-through-style="none" style:font-name="Tahoma1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ext_20_body">
      <style:paragraph-properties fo:line-height="100%" fo:text-align="justify" style:justify-single-word="false">
        <style:tab-stops>
          <style:tab-stop style:position="16.933cm"/>
        </style:tab-stops>
      </style:paragraph-properties>
      <style:text-properties style:font-name="Tahoma1" fo:font-size="8pt" style:font-size-asian="8pt" style:font-size-complex="8pt"/>
    </style:style>
    <style:style style:name="P11" style:family="paragraph" style:parent-style-name="Text_20_body">
      <style:paragraph-properties fo:line-height="130%" fo:text-align="start" style:justify-single-word="false"/>
      <style:text-properties style:font-name="Tahoma1" fo:font-size="8pt" fo:language="es" fo:country="ES" style:font-size-asian="8pt" style:font-size-complex="8pt"/>
    </style:style>
    <style:style style:name="P12" style:family="paragraph" style:parent-style-name="Text_20_body">
      <style:paragraph-properties fo:line-height="100%" fo:text-align="justify" style:justify-single-word="false">
        <style:tab-stops>
          <style:tab-stop style:position="17cm"/>
        </style:tab-stops>
      </style:paragraph-properties>
      <style:text-properties style:font-name="Tahoma1" fo:font-size="8pt" fo:language="es" fo:country="ES" style:font-size-asian="8pt" style:font-size-complex="8pt"/>
    </style:style>
    <style:style style:name="P13" style:family="paragraph" style:parent-style-name="Text_20_body">
      <style:paragraph-properties fo:text-align="justify" style:justify-single-word="false"/>
      <style:text-properties style:font-name="Tahoma1" fo:font-size="8pt" fo:language="es" fo:country="ES" style:font-size-asian="8pt" style:font-size-complex="8pt"/>
    </style:style>
    <style:style style:name="P14" style:family="paragraph" style:parent-style-name="Text_20_body">
      <style:paragraph-properties fo:line-height="130%" fo:text-align="center" style:justify-single-word="false"/>
      <style:text-properties style:font-name="Tahoma1" fo:font-size="8pt" fo:language="es" fo:country="ES" fo:font-weight="bold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line-height="130%" fo:text-align="justify" style:justify-single-word="false"/>
      <style:text-properties style:font-name="Tahoma1" fo:font-size="8pt" fo:language="es" fo:country="ES" style:text-underline-style="none" style:font-size-asian="8pt" style:font-size-complex="8pt"/>
    </style:style>
    <style:style style:name="P16" style:family="paragraph" style:parent-style-name="Text_20_body">
      <style:paragraph-properties fo:line-height="130%" fo:text-align="center" style:justify-single-word="false"/>
      <style:text-properties style:font-name="Tahoma1" fo:font-size="9pt" fo:language="es" fo:country="ES" fo:font-weight="bold" style:font-size-asian="9pt" style:font-size-complex="9pt"/>
    </style:style>
    <style:style style:name="P17" style:family="paragraph" style:parent-style-name="Text_20_body">
      <style:paragraph-properties fo:text-align="justify" style:justify-single-word="false">
        <style:tab-stops>
          <style:tab-stop style:position="16.958cm"/>
        </style:tab-stops>
      </style:paragraph-properties>
      <style:text-properties style:font-name="Tahoma" fo:font-size="8pt"/>
    </style:style>
    <style:style style:name="P18" style:family="paragraph" style:parent-style-name="Text_20_body">
      <style:paragraph-properties fo:line-height="130%" fo:text-align="justify" style:justify-single-word="false">
        <style:tab-stops>
          <style:tab-stop style:position="16.958cm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line-height="130%" fo:text-align="end" style:justify-single-word="false" fo:background-color="transparent">
        <style:background-image/>
      </style:paragraph-properties>
      <style:text-properties style:font-name="Tahoma1" fo:font-size="8pt" style:font-size-asian="8pt" style:font-size-complex="8pt"/>
    </style:style>
    <style:style style:name="T1" style:family="text">
      <style:text-properties fo:color="#000000" style:text-underline-style="solid" style:text-underline-width="auto" style:text-underline-color="font-color" fo:font-weight="bold"/>
    </style:style>
    <style:style style:name="T2" style:family="text">
      <style:text-properties fo:color="#000000" style:font-name="Tahoma" fo:font-weight="bold"/>
    </style:style>
    <style:style style:name="T3" style:family="text">
      <style:text-properties fo:color="#000000" fo:font-weight="bold"/>
    </style:style>
    <style:style style:name="T4" style:family="text">
      <style:text-properties fo:color="#000000" style:text-underline-style="none" fo:font-weight="bold"/>
    </style:style>
    <style:style style:name="T5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6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line-through-style="solid" style:text-line-through-type="doubl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line-through-style="solid" style:text-line-through-type="double" style:font-name="Tahoma1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use-window-font-color="true" style:text-line-through-style="solid" style:text-line-through-type="double" style:font-name="Tahoma1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text-line-through-style="solid" style:text-line-through-type="double"/>
    </style:style>
    <style:style style:name="T11" style:family="text">
      <style:text-properties style:text-line-through-style="solid" style:text-line-through-type="double" fo:font-style="normal" style:text-underline-style="none" fo:background-color="transparent" style:font-style-asian="normal" style:font-style-complex="normal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bold"/>
    </style:style>
    <style:style style:name="T14" style:family="text">
      <style:text-properties fo:language="es" fo:country="ES" fo:font-weight="bold" style:font-weight-asian="bold" style:font-weight-complex="bold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fo:language="es" fo:country="MX"/>
    </style:style>
    <style:style style:name="T17" style:family="text">
      <style:text-properties fo:language="es" fo:country="MX" fo:font-weight="bold"/>
    </style:style>
    <style:style style:name="T18" style:family="text">
      <style:text-properties style:font-name="Tahoma"/>
    </style:style>
    <style:style style:name="T19" style:family="text">
      <style:text-properties style:font-name="Tahoma" fo:font-size="8pt"/>
    </style:style>
    <style:style style:name="T20" style:family="text">
      <style:text-properties style:font-name="Tahoma" fo:font-size="8pt" fo:language="es" fo:country="MX"/>
    </style:style>
    <style:style style:name="T21" style:family="text">
      <style:text-properties style:font-name="Tahoma" fo:font-weight="bold"/>
    </style:style>
    <style:style style:name="T22" style:family="text">
      <style:text-properties fo:color="#666666" fo:language="es" fo:country="ES" fo:font-weight="normal" style:font-weight-asian="normal" style:font-weight-complex="normal"/>
    </style:style>
    <style:style style:name="T23" style:family="text">
      <style:text-properties fo:color="#666666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4" style:family="text">
      <style:text-properties style:font-name="Tahoma1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size="9pt" fo:language="es" fo:country="ES" fo:font-weight="bold" style:font-size-asian="9pt" style:font-size-complex="9pt"/>
    </style:style>
    <style:style style:name="T28" style:family="text">
      <style:text-properties fo:font-size="9pt" fo:language="es" fo:country="ES" style:text-underline-style="none" fo:font-weight="bold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2">[onshow.nom_notario] – Notario de Lima<text:line-break/>KARDEX: </text:span><text:span text:style-name="T23">[onshow.num_kardex]. ESCRITURA</text:span><text:span text:style-name="T22">: </text:span><text:span text:style-name="T23">[onshow.num_escritura] </text:span></text:p>
      <text:p text:style-name="P16">PODER QUE OTORGA<text:line-break/>&lt;INGRESE PODERDANTE&gt;A FAVOR DE<text:line-break/>[onshow.nom_apoderado1]</text:p>
      <text:p text:style-name="P10"><text:span text:style-name="T17">INTRODUCCIÓN:</text:span> <text:span text:style-name="T16">EN LA CIUDAD DE LIMA, CAPITAL DE LA REPUBLICA DEL PERU, A LOS </text:span><text:span text:style-name="T12"><text:s/></text:span><text:span text:style-name="T5">[onshow.fec_letras] ,</text:span><text:span text:style-name="T12"> </text:span><text:span text:style-name="T5">[onshow.nom_notario] ABOGADO-NOTARIO DE LIMA</text:span><text:span text:style-name="T13">, CON OFICIO NOTARIAL EN <text:s/>[onshow.direc_notario] </text:span><text:span text:style-name="T15">DISTRITO DE </text:span><text:span text:style-name="T14">[onshow.distrito_notario]</text:span><text:span text:style-name="T13"> </text:span><text:span text:style-name="T15">EXTIENDO EL PRESENTE INSTRUMENTO PUBLICO NOTARIAL EN MI REGISTRO DE ESCRITURAS PUBLICAS EN EL QUE COMPARECEN:</text:span><text:span text:style-name="T13"> </text:span><text:span text:style-name="T6"><text:tab/></text:span><text:span text:style-name="T12"> </text:span></text:p>
      <text:p text:style-name="P5">[a;block=begin;comm=text:p]</text:p>
      <text:p text:style-name="P6">[a.nom_contratante] <text:span text:style-name="T11"><text:tab/></text:span></text:p>
      <text:p text:style-name="P5">[a;block=end;comm=text:p]</text:p>
      <text:p text:style-name="P5">[d;block=begin;comm=text:p]</text:p>
      <text:p text:style-name="P7">[d.nom_contratante] <text:span text:style-name="T11"><text:tab/></text:span></text:p>
      <text:p text:style-name="P5">[d;block=end;comm=text:p]</text:p>
      <text:p text:style-name="P5">[b;block=begin;comm=text:p]</text:p>
      <text:p text:style-name="P8">[b.nom_contratante] <text:s/><text:span text:style-name="T11"><text:tab/></text:span></text:p>
      <text:p text:style-name="P5">[b;block=end;comm=text:p]</text:p>
      <text:p text:style-name="P12"><text:span text:style-name="T18">DOY FE DE LA CAPACIDAD, LIBERTAD Y CONOCIMIENTO CON QUE SE OBLIGA QUIEN COMPARECE, ASI COMO DE HABERLE IDENTIFICADO, INTELIGENTE EN EL IDIOMA CASTELLANO Y ME SOLICITA EXTIENDA EN MI REGISTRO DE ESCRITURAS PUBLICAS UN </text:span><text:span text:style-name="T21">PODER </text:span><text:span text:style-name="T18">OTORGADA SIN MINUTA CON EL SIGUIENTE TENOR: </text:span><text:s/><text:span text:style-name="T7"><text:tab/></text:span></text:p>
      <text:p text:style-name="P14">CUERPO</text:p>
      <text:p text:style-name="P9">[onshow.contents2] <text:span text:style-name="T10"><text:tab/></text:span></text:p>
      <text:p text:style-name="P11"><text:span text:style-name="T1">CONCLUSIÓN</text:span><text:span text:style-name="T4">:</text:span></text:p>
      <text:p text:style-name="P15"><text:span text:style-name="T2">DE CONFORMIDAD CON EL DECRETO LEGISLATIVO DEL NOTARIADO N° 1049, ARTICULO 59, INCISO D), TRANSCRIBO:</text:span><text:span text:style-name="T3"> </text:span></text:p>
      <text:p text:style-name="P18"><text:span text:style-name="T24">[onshow.data_insertar] </text:span><text:span text:style-name="T8"><text:tab/></text:span></text:p>
      <text:p text:style-name="P19"><text:span text:style-name="T19">LEIDO EL PRESENTE INSTRUMENTO POR </text:span><text:span text:style-name="T20">QUIEN COMPARECE Y HECHA LA ADVERTENCIA SOBRE SUS EFECTOS LEGALES SE RATIFICA </text:span><text:span text:style-name="T19">EN SU CONTENIDO DE TODO LO QUE DOY FE. </text:span></text:p>
      <text:p text:style-name="P17">DEJO CONSTANCIA QUE EL PRESENTE INSTRUMENTO SE INICIA EN LA FOJA DE PAPEL NOTARIAL SERIE B Nº 00 Y CONCLUYE EN LA FOJA DE PAPEL NOTARIAL SERIE B Nº 00 DE MI REGISTRO DE ESCRITURAS PUBLICAS CORRESPONDIENTE AL AÑO 2013. <text:span text:style-name="T9"><text:tab/></text:span></text:p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3"/>
            <text:p text:style-name="P4">_________________________________</text:p>
            <text:p text:style-name="P1">[c.nom_firma;block=table:table-row]</text:p>
            <text:p text:style-name="P4">F: _____________________</text:p>
          </table:table-cell>
          <table:table-cell office:value-type="string">
            <text:p text:style-name="P3"/>
            <text:p text:style-name="P3"/>
            <text:p text:style-name="P4"/>
          </table:table-cell>
        </table:table-row>
        <table:table-row>
          <table:table-cell office:value-type="string">
            <text:p text:style-name="P3"/>
            <text:p text:style-name="P2">CONCLUYO EL PROCESO DE FIRMAS EL DIA </text:p>
          </table:table-cell>
          <table:table-cell office:value-type="string">
            <text:p text:style-name="P3"/>
          </table:table-cell>
        </table:table-row>
        <table:table-row table:style-name="Tabla1.3">
          <table:table-cell office:value-type="string">
            <text:p text:style-name="P3"/>
            <text:p text:style-name="P4">_________________________________</text:p>
            <text:p text:style-name="P1">[onshow.nom_notario]</text:p>
            <text:p text:style-name="P4">NOTARIO DE LIMA</text:p>
          </table:table-cell>
          <table:table-cell office:value-type="string">
            <text:p text:style-name="P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3-13T13:19:43.45</meta:creation-date>
    <dc:date>2014-04-06T14:45:30.34</dc:date>
    <dc:creator>aa aa</dc:creator>
    <meta:editing-duration>P3DT15H42M23S</meta:editing-duration>
    <meta:editing-cycles>208</meta:editing-cycles>
    <meta:generator>OpenOffice.org/3.3$Win32 OpenOffice.org_project/330m20$Build-9567</meta:generator>
    <meta:document-statistic meta:table-count="1" meta:image-count="0" meta:object-count="0" meta:page-count="1" meta:paragraph-count="27" meta:word-count="214" meta:character-count="1732"/>
  </office:meta>
</office:document-meta>
</file>